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12e393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font-style="normal" officeooo:rsid="000c7d58" officeooo:paragraph-rsid="0012e393" style:font-style-asian="normal" style:font-style-complex="normal" fo:hyphenate="true" fo:hyphenation-remain-char-count="2" fo:hyphenation-push-char-count="2"/>
    </style:style>
    <style:style style:name="P3" style:family="paragraph" style:parent-style-name="Heading_20_1">
      <style:text-properties officeooo:paragraph-rsid="001a39d3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officeooo:rsid="0015f9c0"/>
    </style:style>
    <style:style style:name="T4" style:family="text">
      <style:text-properties officeooo:rsid="001987dd"/>
    </style:style>
    <style:style style:name="T5" style:family="text">
      <style:text-properties officeooo:rsid="001a1d3a"/>
    </style:style>
    <style:style style:name="T6" style:family="text">
      <style:text-properties officeooo:rsid="001a69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3">Двораковская Наталия</text:span><text:span text:style-name="T1"> (</text:span><text:span text:style-name="T5">17</text:span><text:span text:style-name="T1">.</text:span><text:span text:style-name="T5">0</text:span><text:span text:style-name="T1">1.201</text:span><text:span text:style-name="T6">1</text:span><text:span text:style-name="T1">)</text:span></text:h>
      <text:list xml:id="list1224311058" text:style-name="L1">
        <text:list-item>
          <text:p text:style-name="P1">Дана целочисленная матрица размера <text:span text:style-name="T2">M</text:span> × <text:span text:style-name="T2">N</text:span>. Найти номер последней из ее строк, содержащих только четные числа. Если таких строк нет, то <text:span text:style-name="T4">результат: –1</text:span>.<text:span text:style-name="T4"> Проверить работу подпрограммы для пяти случайных матриц; если строк из чётных чисел в очередной матрице нет, вывести соответствующее сообщение.</text:span></text:p>
        </text:list-item>
        <text:list-item>
          <text:p text:style-name="P1">Определите запись для хранения информации о книге в библиотеке: название, количество страниц, год издания. Опишите методы для инициализации полей записи (Init) и для их вывода (Print). </text:p>
        </text:list-item>
        <text:list-item>
          <text:p text:style-name="P1">Сформируйте массив записей с информацией о всех книгах некоторой библиотеки. </text:p>
        </text:list-item>
        <text:list-item>
          <text:p text:style-name="P1">Напишите процедуру, определяющую книгу с наибольшим количеством страниц среди всех книг библиотеки. Соответствующая этой книге запись должна быть выходным параметром процедуры.</text:p>
        </text:list-item>
        <text:list-item>
          <text:p text:style-name="P2">По заданному массиву записей сформируйте новый массив, содержащий книги, изданные позднее некоторого заданного год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1-01-12T13:46:47</dc:date>
    <dc:creator>Artem Pelenitsyn</dc:creator>
    <meta:editing-duration>PT01H46M53S</meta:editing-duration>
    <meta:editing-cycles>14</meta:editing-cycles>
    <meta:document-statistic meta:table-count="0" meta:image-count="0" meta:object-count="0" meta:page-count="1" meta:paragraph-count="6" meta:word-count="123" meta:character-count="889"/>
  </office:meta>
</office:document-meta>
</file>